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84cm" style:rel-column-width="19985*"/>
    </style:style>
    <style:style style:name="Table1.B" style:family="table-column">
      <style:table-column-properties style:column-width="11.816cm" style:rel-column-width="4555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184cm" style:rel-column-width="19985*"/>
    </style:style>
    <style:style style:name="Table2.B" style:family="table-column">
      <style:table-column-properties style:column-width="11.816cm" style:rel-column-width="4555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fbbc" officeooo:paragraph-rsid="001efbbc"/>
    </style:style>
    <style:style style:name="P2" style:family="paragraph" style:parent-style-name="Heading_20_1">
      <style:text-properties officeooo:rsid="001efbbc" officeooo:paragraph-rsid="001efbbc"/>
    </style:style>
    <style:style style:name="P3" style:family="paragraph" style:parent-style-name="Text_20_body" style:list-style-name="L1">
      <style:text-properties officeooo:rsid="001efbbc" officeooo:paragraph-rsid="001efbbc"/>
    </style:style>
    <style:style style:name="P4" style:family="paragraph" style:parent-style-name="Text_20_body">
      <style:text-properties fo:font-weight="bold" officeooo:rsid="001c1f1a" officeooo:paragraph-rsid="001c1f1a" style:font-weight-asian="bold" style:font-weight-complex="bold"/>
    </style:style>
    <style:style style:name="P5" style:family="paragraph" style:parent-style-name="Text_20_body" style:list-style-name="L2">
      <style:text-properties fo:font-weight="normal" officeooo:rsid="001c1f1a" officeooo:paragraph-rsid="001c1f1a" style:font-weight-asian="normal" style:font-weight-complex="normal"/>
    </style:style>
    <style:style style:name="P6" style:family="paragraph" style:parent-style-name="Heading_20_1">
      <style:text-properties officeooo:rsid="001c1f1a" officeooo:paragraph-rsid="001c1f1a"/>
    </style:style>
    <style:style style:name="P7" style:family="paragraph" style:parent-style-name="Table_20_Contents">
      <style:text-properties officeooo:rsid="001c36e9" officeooo:paragraph-rsid="0020eb2e"/>
    </style:style>
    <style:style style:name="P8" style:family="paragraph" style:parent-style-name="Table_20_Contents">
      <style:text-properties officeooo:rsid="00252feb" officeooo:paragraph-rsid="0020eb2e"/>
    </style:style>
    <style:style style:name="P9" style:family="paragraph" style:parent-style-name="Standard">
      <style:text-properties fo:font-weight="normal" officeooo:rsid="001c1f1a" officeooo:paragraph-rsid="0020eb2e" style:font-weight-asian="normal" style:font-weight-complex="normal"/>
    </style:style>
    <style:style style:name="P10" style:family="paragraph" style:parent-style-name="Title">
      <style:text-properties fo:font-weight="bold" officeooo:rsid="001c1f1a" officeooo:paragraph-rsid="0020eb2e" style:font-weight-asian="bold" style:font-weight-complex="bold"/>
    </style:style>
    <style:style style:name="P11" style:family="paragraph" style:parent-style-name="Heading_20_1">
      <style:text-properties officeooo:paragraph-rsid="0020eb2e"/>
    </style:style>
    <style:style style:name="P12" style:family="paragraph" style:parent-style-name="Text_20_body">
      <style:text-properties fo:font-weight="bold" officeooo:rsid="001c1f1a" officeooo:paragraph-rsid="0020eb2e" style:font-weight-asian="bold" style:font-weight-complex="bold"/>
    </style:style>
    <style:style style:name="P13" style:family="paragraph" style:parent-style-name="Text_20_body" style:list-style-name="L2">
      <style:text-properties fo:font-weight="normal" officeooo:rsid="001c1f1a" officeooo:paragraph-rsid="0020eb2e" style:font-weight-asian="normal" style:font-weight-complex="normal"/>
    </style:style>
    <style:style style:name="P14" style:family="paragraph" style:parent-style-name="Text_20_body">
      <style:text-properties fo:font-weight="bold" officeooo:rsid="0020eb2e" officeooo:paragraph-rsid="0020eb2e" style:font-weight-asian="bold" style:font-weight-complex="bold"/>
    </style:style>
    <style:style style:name="P15" style:family="paragraph" style:parent-style-name="Text_20_body" style:list-style-name="L3">
      <style:text-properties fo:font-weight="normal" officeooo:rsid="0020eb2e" officeooo:paragraph-rsid="0020eb2e" style:font-weight-asian="normal" style:font-weight-complex="normal"/>
    </style:style>
    <style:style style:name="P16" style:family="paragraph" style:parent-style-name="Text_20_body" style:list-style-name="L4">
      <style:text-properties fo:font-weight="normal" officeooo:rsid="0020eb2e" officeooo:paragraph-rsid="0020eb2e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22975d" officeooo:paragraph-rsid="0022975d" style:font-weight-asian="normal" style:font-weight-complex="normal"/>
    </style:style>
    <style:style style:name="P18" style:family="paragraph" style:parent-style-name="Heading_20_1">
      <style:text-properties officeooo:rsid="001c1f1a" officeooo:paragraph-rsid="0022975d"/>
    </style:style>
    <style:style style:name="P19" style:family="paragraph" style:parent-style-name="Text_20_body">
      <style:text-properties fo:font-weight="bold" officeooo:rsid="001c1f1a" officeooo:paragraph-rsid="0022975d" style:font-weight-asian="bold" style:font-weight-complex="bold"/>
    </style:style>
    <style:style style:name="P20" style:family="paragraph" style:parent-style-name="Text_20_body">
      <style:text-properties fo:font-weight="bold" officeooo:rsid="0022975d" officeooo:paragraph-rsid="0022975d" style:font-weight-asian="bold" style:font-weight-complex="bold"/>
    </style:style>
    <style:style style:name="P21" style:family="paragraph" style:parent-style-name="Table_20_Contents">
      <style:text-properties officeooo:rsid="001c36e9" officeooo:paragraph-rsid="0022975d"/>
    </style:style>
    <style:style style:name="P22" style:family="paragraph" style:parent-style-name="Table_20_Contents">
      <style:text-properties officeooo:rsid="0022975d" officeooo:paragraph-rsid="0022975d"/>
    </style:style>
    <style:style style:name="P23" style:family="paragraph" style:parent-style-name="Table_20_Contents">
      <style:text-properties officeooo:rsid="001c36e9" officeooo:paragraph-rsid="0028e7b2"/>
    </style:style>
    <style:style style:name="P24" style:family="paragraph" style:parent-style-name="Standard">
      <style:text-properties fo:font-weight="bold" officeooo:rsid="0022975d" officeooo:paragraph-rsid="0022975d" style:font-weight-asian="bold" style:font-weight-complex="bold"/>
    </style:style>
    <style:style style:name="T1" style:family="text">
      <style:text-properties officeooo:rsid="002a8c9f"/>
    </style:style>
    <style:style style:name="T2" style:family="text">
      <style:text-properties officeooo:rsid="001efbbc"/>
    </style:style>
    <style:style style:name="T3" style:family="text">
      <style:text-properties officeooo:rsid="0025b384"/>
    </style:style>
    <style:style style:name="T4" style:family="text">
      <style:text-properties officeooo:rsid="0020eb2e"/>
    </style:style>
    <style:style style:name="T5" style:family="text">
      <style:text-properties officeooo:rsid="00262b88"/>
    </style:style>
    <style:style style:name="T6" style:family="text">
      <style:text-properties officeooo:rsid="002a496f"/>
    </style:style>
    <style:style style:name="T7" style:family="text">
      <style:text-properties officeooo:rsid="0022975d"/>
    </style:style>
    <style:style style:name="T8" style:family="text">
      <style:text-properties officeooo:rsid="0028e7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</text:span>Las fases consisten en un aumento incremental de la funcionalidad del proyecto, siendo cada fase completa una iteración que se pueda usar como app móvil.</text:p>
      <text:h text:style-name="P2" text:outline-level="1">Tecnologías usadas</text:h>
      <text:list text:style-name="L1">
        <text:list-item>
          <text:p text:style-name="P3">Base de datos -&gt; PostgreSQL</text:p>
        </text:list-item>
        <text:list-item>
          <text:p text:style-name="P3">API -&gt; FastAPI</text:p>
        </text:list-item>
        <text:list-item>
          <text:p text:style-name="P3">Lenguaje backend -&gt; Python</text:p>
        </text:list-item>
        <text:list-item>
          <text:p text:style-name="P3">Frontend -&gt; Flutter</text:p>
        </text:list-item>
        <text:list-item>
          <text:p text:style-name="P3">Lenguaje frontend -&gt; Dart</text:p>
        </text:list-item>
        <text:list-item>
          <text:p text:style-name="P3">IDE -&gt; VSCode</text:p>
        </text:list-item>
        <text:list-item>
          <text:p text:style-name="P3">Control de versiones -&gt; Git</text:p>
        </text:list-item>
      </text:list>
      <text:p text:style-name="Title">Fase 1</text:p>
      <text:h text:style-name="Heading_20_1" text:outline-level="1">Funciones generales</text:h>
      <text:p text:style-name="P4">1. Registro de usuario</text:p>
      <text:list xml:id="list1801263208" text:style-name="L2">
        <text:list-item>
          <text:p text:style-name="P5">Crear cuenta con user, mail, password, nombre, peso, edad, altura <text:span text:style-name="T2">y sexo</text:span></text:p>
        </text:list-item>
        <text:list-item>
          <text:p text:style-name="P5">Poder iniciar sesión con user/mail y password</text:p>
        </text:list-item>
      </text:list>
      <text:h text:style-name="P6" text:outline-level="1">Tablas necesarias en DB </text:h>
      <text:p text:style-name="P4">1. usuario<text:span text:style-name="T3">s ✅ hech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d</text:p>
          </table:table-cell>
          <table:table-cell table:style-name="Table1.B1" office:value-type="string">
            <text:p text:style-name="P7"><text:span text:style-name="T4">SERIAL (</text:span>Clave principal<text:span text:style-name="T4">)</text:span></text:p>
          </table:table-cell>
        </table:table-row>
        <table:table-row>
          <table:table-cell table:style-name="Table1.A2" office:value-type="string">
            <text:p text:style-name="P7">usuario</text:p>
          </table:table-cell>
          <table:table-cell table:style-name="Table1.B2" office:value-type="string">
            <text:p text:style-name="P7"><text:span text:style-name="T4">VARCHAR(20)</text:span> (obligatorio, único, en minúsculas)</text:p>
          </table:table-cell>
        </table:table-row>
        <table:table-row>
          <table:table-cell table:style-name="Table1.A2" office:value-type="string">
            <text:p text:style-name="P7">nombre</text:p>
          </table:table-cell>
          <table:table-cell table:style-name="Table1.B2" office:value-type="string">
            <text:p text:style-name="P7"><text:span text:style-name="T4">VARCHAR(</text:span><text:span text:style-name="T5">2</text:span><text:span text:style-name="T4">0)</text:span> (obligatorio)</text:p>
          </table:table-cell>
        </table:table-row>
        <table:table-row>
          <table:table-cell table:style-name="Table1.A2" office:value-type="string">
            <text:p text:style-name="P7">apellidos</text:p>
          </table:table-cell>
          <table:table-cell table:style-name="Table1.B2" office:value-type="string">
            <text:p text:style-name="P7"><text:span text:style-name="T4">VARCHAR(</text:span><text:span text:style-name="T6">30</text:span><text:span text:style-name="T4">) </text:span>(<text:span text:style-name="T4">opcional</text:span>)</text:p>
          </table:table-cell>
        </table:table-row>
        <table:table-row>
          <table:table-cell table:style-name="Table1.A2" office:value-type="string">
            <text:p text:style-name="P7">email</text:p>
          </table:table-cell>
          <table:table-cell table:style-name="Table1.B2" office:value-type="string">
            <text:p text:style-name="P7"><text:span text:style-name="T4">VARCHAR(50) </text:span><text:s/>(obligatorio, único, en minúsculas)</text:p>
          </table:table-cell>
        </table:table-row>
        <table:table-row>
          <table:table-cell table:style-name="Table1.A2" office:value-type="string">
            <text:p text:style-name="P7"><text:span text:style-name="T6">password</text:span>_hash</text:p>
          </table:table-cell>
          <table:table-cell table:style-name="Table1.B2" office:value-type="string">
            <text:p text:style-name="P7"><text:span text:style-name="T4">TEXT</text:span> (obligatorio, pasado por hash)</text:p>
          </table:table-cell>
        </table:table-row>
        <table:table-row>
          <table:table-cell table:style-name="Table1.A2" office:value-type="string">
            <text:p text:style-name="P7">edad</text:p>
          </table:table-cell>
          <table:table-cell table:style-name="Table1.B2" office:value-type="string">
            <text:p text:style-name="P7"><text:span text:style-name="T4">INT</text:span> (obligatorio) <text:span text:style-name="T5">(check de 14 a 90)</text:span></text:p>
          </table:table-cell>
        </table:table-row>
        <table:table-row>
          <table:table-cell table:style-name="Table1.A2" office:value-type="string">
            <text:p text:style-name="P8">sexo</text:p>
          </table:table-cell>
          <table:table-cell table:style-name="Table1.B2" office:value-type="string">
            <text:p text:style-name="P8">Texto controlado (hombre o mujer) <text:span text:style-name="T4">(obligatorio)</text:span></text:p>
          </table:table-cell>
        </table:table-row>
        <table:table-row>
          <table:table-cell table:style-name="Table1.A2" office:value-type="string">
            <text:p text:style-name="P7">peso</text:p>
          </table:table-cell>
          <table:table-cell table:style-name="Table1.B2" office:value-type="string">
            <text:p text:style-name="P7"><text:span text:style-name="T4">NUMERIC(5,2)</text:span> (<text:span text:style-name="T4">obligatorio</text:span>) <text:span text:style-name="T5">(check de 30 a </text:span><text:span text:style-name="T6">200</text:span><text:span text:style-name="T5">)</text:span></text:p>
          </table:table-cell>
        </table:table-row>
        <table:table-row>
          <table:table-cell table:style-name="Table1.A2" office:value-type="string">
            <text:p text:style-name="P7">altura</text:p>
          </table:table-cell>
          <table:table-cell table:style-name="Table1.B2" office:value-type="string">
            <text:p text:style-name="P7"><text:span text:style-name="T4">INT</text:span> (<text:span text:style-name="T4">obligatorio</text:span>) <text:span text:style-name="T5">(check de </text:span><text:span text:style-name="T6">120</text:span><text:span text:style-name="T5"> a 220)</text:span></text:p>
          </table:table-cell>
        </table:table-row>
      </table:table>
      <text:p text:style-name="P9"/>
      <text:p text:style-name="P9"/>
      <text:p text:style-name="P10"><text:soft-page-break/>Fase <text:span text:style-name="T4">2</text:span></text:p>
      <text:h text:style-name="P11" text:outline-level="1">Funciones generales</text:h>
      <text:p text:style-name="P12">1. <text:span text:style-name="T4">Previo</text:span></text:p>
      <text:list xml:id="list190652630839098" text:continue-numbering="true" text:style-name="L2">
        <text:list-item>
          <text:p text:style-name="P13">Crear cuenta con user, mail, password, nombre, peso, edad, altura <text:span text:style-name="T2">y sexo</text:span></text:p>
        </text:list-item>
        <text:list-item>
          <text:p text:style-name="P13">Poder iniciar sesión con user/mail y password</text:p>
        </text:list-item>
      </text:list>
      <text:p text:style-name="P14">2. Añadido fase 2</text:p>
      <text:list text:style-name="L3">
        <text:list-item>
          <text:p text:style-name="P15">Poder consultar datos y editar datos</text:p>
        </text:list-item>
      </text:list>
      <text:p text:style-name="P10">Fase <text:span text:style-name="T4">3</text:span></text:p>
      <text:h text:style-name="P11" text:outline-level="1">Funciones generales</text:h>
      <text:p text:style-name="P12">1. <text:span text:style-name="T4">Previo</text:span></text:p>
      <text:list text:continue-list="list190652630839098" text:style-name="L2">
        <text:list-item>
          <text:p text:style-name="P13">Crear cuenta con user, mail, password, nombre, peso, edad, altura <text:span text:style-name="T2">y sexo</text:span></text:p>
        </text:list-item>
        <text:list-item>
          <text:p text:style-name="P13">Poder iniciar sesión con user/mail y password</text:p>
        </text:list-item>
      </text:list>
      <text:list text:style-name="L4">
        <text:list-item>
          <text:p text:style-name="P16">Poder consultar datos y editar datos</text:p>
        </text:list-item>
      </text:list>
      <text:p text:style-name="P14">2. Añadido fase 3</text:p>
      <text:list text:style-name="L5">
        <text:list-item>
          <text:p text:style-name="P17">Poder introducir manualmente las kcal y macros necesarios</text:p>
        </text:list-item>
        <text:list-item>
          <text:p text:style-name="P17">Poder consultar y editar las kcal y macros</text:p>
        </text:list-item>
      </text:list>
      <text:h text:style-name="P18" text:outline-level="1">Tablas necesarias en DB</text:h>
      <text:p text:style-name="P19">1. usuarios</text:p>
      <text:p text:style-name="P20">2. diet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id</text:p>
          </table:table-cell>
          <table:table-cell table:style-name="Table2.B1" office:value-type="string">
            <text:p text:style-name="P21"><text:span text:style-name="T4">SERIAL (</text:span>Clave principal<text:span text:style-name="T4">)</text:span></text:p>
          </table:table-cell>
        </table:table-row>
        <table:table-row>
          <table:table-cell table:style-name="Table2.A2" office:value-type="string">
            <text:p text:style-name="P21"><text:span text:style-name="T7">id_</text:span>usuario</text:p>
          </table:table-cell>
          <table:table-cell table:style-name="Table2.B2" office:value-type="string">
            <text:p text:style-name="P22">Clave foránea a usuarios</text:p>
          </table:table-cell>
        </table:table-row>
        <table:table-row>
          <table:table-cell table:style-name="Table2.A2" office:value-type="string">
            <text:p text:style-name="P22">kcal</text:p>
          </table:table-cell>
          <table:table-cell table:style-name="Table2.B2" office:value-type="string">
            <text:p text:style-name="P21"><text:span text:style-name="T7">INT</text:span> (obligatorio) <text:span text:style-name="T8">(check de 500 a 3000) (kcal = p*4+c*4+g*9)</text:span></text:p>
          </table:table-cell>
        </table:table-row>
        <table:table-row>
          <table:table-cell table:style-name="Table2.A2" office:value-type="string">
            <text:p text:style-name="P22">prot_objetivo</text:p>
          </table:table-cell>
          <table:table-cell table:style-name="Table2.B2" office:value-type="string">
            <text:p text:style-name="P21"><text:span text:style-name="T7">INT</text:span> (obligatorio) <text:span text:style-name="T8">(check de 0 a 500)</text:span></text:p>
          </table:table-cell>
        </table:table-row>
        <table:table-row>
          <table:table-cell table:style-name="Table2.A2" office:value-type="string">
            <text:p text:style-name="P22">carb_objetivo</text:p>
          </table:table-cell>
          <table:table-cell table:style-name="Table2.B2" office:value-type="string">
            <text:p text:style-name="P23"><text:span text:style-name="T7">INT</text:span> (obligatorio) <text:span text:style-name="T8">(check de 0 a 500)</text:span></text:p>
          </table:table-cell>
        </table:table-row>
        <table:table-row>
          <table:table-cell table:style-name="Table2.A2" office:value-type="string">
            <text:p text:style-name="P22">grasas_objetivo</text:p>
          </table:table-cell>
          <table:table-cell table:style-name="Table2.B2" office:value-type="string">
            <text:p text:style-name="P23"><text:span text:style-name="T7">INT</text:span> (obligatorio) <text:span text:style-name="T8">(check de 0 a 500)</text:span></text:p>
          </table:table-cell>
        </table:table-row>
        <table:table-row>
          <table:table-cell table:style-name="Table2.A2" office:value-type="string">
            <text:p text:style-name="P22">tipo_dieta</text:p>
          </table:table-cell>
          <table:table-cell table:style-name="Table2.B2" office:value-type="string">
            <text:p text:style-name="P22">Texto controlado (déficit/mantenimiento/superávit <text:span text:style-name="T8">(obligatorio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9:51:25.970719578</meta:creation-date>
    <dc:date>2025-09-22T19:06:52.076001957</dc:date>
    <meta:editing-duration>PT2H26M23S</meta:editing-duration>
    <meta:editing-cycles>13</meta:editing-cycles>
    <meta:generator>LibreOffice/25.2.6.2$Linux_X86_64 LibreOffice_project/520$Build-2</meta:generator>
    <meta:document-statistic meta:table-count="2" meta:image-count="0" meta:object-count="0" meta:page-count="2" meta:paragraph-count="69" meta:word-count="308" meta:character-count="1871" meta:non-whitespace-character-count="1647"/>
  </office:meta>
</office:document-meta>
</file>